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7fc" officeooo:paragraph-rsid="001a37fc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a37fc" officeooo:paragraph-rsid="001a37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96c6" officeooo:paragraph-rsid="001a96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paragraph-rsid="0025121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a96c6" officeooo:paragraph-rsid="001a96c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96c6" officeooo:paragraph-rsid="001a96c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96c6" officeooo:paragraph-rsid="001a96c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a96c6" officeooo:paragraph-rsid="001a96c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25121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paragraph-rsid="001e5d6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paragraph-rsid="001f915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paragraph-rsid="001c83e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e5d69" officeooo:paragraph-rsid="001e5d6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2c171" officeooo:paragraph-rsid="0022c17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c83e0" officeooo:paragraph-rsid="001c83e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normal" officeooo:rsid="001a37fc" officeooo:paragraph-rsid="001a37fc" style:font-size-asian="20pt" style:font-weight-asian="normal" style:font-size-complex="2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fo:font-weight="normal" officeooo:rsid="001a96c6" officeooo:paragraph-rsid="001a96c6" style:font-size-asian="20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1e5d69" officeooo:paragraph-rsid="001e5d69"/>
    </style:style>
    <style:style style:name="P19" style:family="paragraph" style:parent-style-name="Standard" style:list-style-name="L2">
      <style:paragraph-properties fo:text-align="center" style:justify-single-word="false"/>
      <style:text-properties officeooo:rsid="0022c171" officeooo:paragraph-rsid="0022c171"/>
    </style:style>
    <style:style style:name="P20" style:family="paragraph" style:parent-style-name="Standard">
      <style:paragraph-properties fo:text-align="start" style:justify-single-word="false"/>
      <style:text-properties officeooo:rsid="0022c171" officeooo:paragraph-rsid="0022c171"/>
    </style:style>
    <style:style style:name="P21" style:family="paragraph" style:parent-style-name="Standard">
      <style:paragraph-properties fo:text-align="center" style:justify-single-word="false"/>
      <style:text-properties officeooo:rsid="0022f36a" officeooo:paragraph-rsid="0022f36a"/>
    </style:style>
    <style:style style:name="P22" style:family="paragraph" style:parent-style-name="Standard">
      <style:paragraph-properties fo:text-align="start" style:justify-single-word="false"/>
      <style:text-properties officeooo:rsid="0022f36a" officeooo:paragraph-rsid="0024887e"/>
    </style:style>
    <style:style style:name="P23" style:family="paragraph" style:parent-style-name="Standard">
      <style:paragraph-properties fo:text-align="start" style:justify-single-word="false"/>
      <style:text-properties officeooo:rsid="0022f36a" officeooo:paragraph-rsid="00237a79"/>
    </style:style>
    <style:style style:name="P24" style:family="paragraph" style:parent-style-name="Standard">
      <style:paragraph-properties fo:text-align="start" style:justify-single-word="false"/>
      <style:text-properties officeooo:rsid="0022f36a" officeooo:paragraph-rsid="0025121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paragraph-rsid="001e5d6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paragraph-rsid="0025121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20f3b4" officeooo:paragraph-rsid="0025121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f7878" officeooo:paragraph-rsid="001f7878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1f9156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0f3b4" officeooo:paragraph-rsid="0025121d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0f3b4" officeooo:paragraph-rsid="00214a7a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2c171" officeooo:paragraph-rsid="0022c171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2f36a" officeooo:paragraph-rsid="0022f36a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2f36a" officeooo:paragraph-rsid="0025121d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2f36a" officeooo:paragraph-rsid="00237a79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2f36a" officeooo:paragraph-rsid="0024887e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rsid="001c83e0" officeooo:paragraph-rsid="001c83e0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4pt" fo:font-weight="normal" officeooo:paragraph-rsid="001c83e0" style:font-size-asian="14pt" style:font-weight-asian="normal" style:font-size-complex="14pt" style:font-weight-complex="normal"/>
    </style:style>
    <style:style style:name="T1" style:family="text">
      <style:text-properties officeooo:rsid="001e5d69"/>
    </style:style>
    <style:style style:name="T2" style:family="text">
      <style:text-properties officeooo:rsid="001f9156"/>
    </style:style>
    <style:style style:name="T3" style:family="text">
      <style:text-properties officeooo:rsid="00214a7a"/>
    </style:style>
    <style:style style:name="T4" style:family="text">
      <style:text-properties officeooo:rsid="0022c171"/>
    </style:style>
    <style:style style:name="T5" style:family="text">
      <style:text-properties officeooo:rsid="0022f36a"/>
    </style:style>
    <style:style style:name="T6" style:family="text">
      <style:text-properties officeooo:rsid="00237a79"/>
    </style:style>
    <style:style style:name="T7" style:family="text">
      <style:text-properties officeooo:rsid="00245e8e"/>
    </style:style>
    <style:style style:name="T8" style:family="text">
      <style:text-properties officeooo:rsid="0024887e"/>
    </style:style>
    <style:style style:name="T9" style:family="text">
      <style:text-properties officeooo:rsid="0025121d"/>
    </style:style>
    <style:style style:name="T10" style:family="text">
      <style:text-properties officeooo:rsid="002664ef"/>
    </style:style>
    <style:style style:name="T11" style:family="text">
      <style:text-properties officeooo:rsid="0029b357"/>
    </style:style>
    <style:style style:name="T12" style:family="text">
      <style:text-properties officeooo:rsid="002b279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396cm" fo:text-indent="-0.635cm" fo:margin-left="10.39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031cm" fo:text-indent="-0.635cm" fo:margin-left="11.03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666cm" fo:text-indent="-0.635cm" fo:margin-left="11.6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301cm" fo:text-indent="-0.635cm" fo:margin-left="12.3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936cm" fo:text-indent="-0.635cm" fo:margin-left="12.93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571cm" fo:text-indent="-0.635cm" fo:margin-left="13.57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206cm" fo:text-indent="-0.635cm" fo:margin-left="14.20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841cm" fo:text-indent="-0.635cm" fo:margin-left="14.84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5.476cm" fo:text-indent="-0.635cm" fo:margin-left="15.47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6.111cm" fo:text-indent="-0.635cm" fo:margin-left="16.11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Instituto Federal de Educação, Ciência e Tecnolo<text:span text:style-name="T11">g</text:span>ia do Piauí – Campus Parnaíba</text:p>
      <text:p text:style-name="P16">Trabalho Final <text:s/>de Análize Orientada <text:span text:style-name="T10">à</text:span> Objetos</text:p>
      <text:p text:style-name="P16">Grupo de Estudos do 3º Módulo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7">Documento de Requisitos</text:p>
      <text:p text:style-name="P17">Sistema Perfline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8">Sumário</text:p>
      <text:p text:style-name="P7"/>
      <text:p text:style-name="P12"><text:span text:style-name="T11">1. Introdução</text:span></text:p>
      <text:p text:style-name="P37"><text:span text:style-name="T11">1.2 </text:span>Propósito do Documento</text:p>
      <text:p text:style-name="P38"><text:span text:style-name="T11">1.3 </text:span>Objetivo do Sistema</text:p>
      <text:p text:style-name="P37"><text:span text:style-name="T11">1.4</text:span>Definição e Abreviaç<text:span text:style-name="T11">ões</text:span></text:p>
      <text:p text:style-name="P37"><text:span text:style-name="T11">1.5</text:span>Visão geral do Documento</text:p>
      <text:p text:style-name="P15"><text:span text:style-name="T11">2. </text:span>Descrição Geral</text:p>
      <text:p text:style-name="P37"><text:span text:style-name="T11">2.1</text:span>Funções do Sistema</text:p>
      <text:p text:style-name="P15"><text:span text:style-name="T11">3. </text:span>Requisitos</text:p>
      <text:p text:style-name="P37"><text:span text:style-name="T11">3.1</text:span>Requisitos Funcionai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26"><text:soft-page-break/><text:span text:style-name="T9">1. Introdução</text:span></text:p>
      <text:p text:style-name="P26"/>
      <text:p text:style-name="P9"><text:span text:style-name="T1">1.1. Propósito do Documento</text:span></text:p>
      <text:p text:style-name="P9"/>
      <text:p text:style-name="P28">Este documento contém especificações de requisitos para o sistema Perfline, que é baseado no Instagram com disparidades de funcionalidades, mas com a mesma ideia em sua essência</text:p>
      <text:p text:style-name="P28"/>
      <text:p text:style-name="P10"><text:span text:style-name="T1">1.2. Objetivo do Sistema</text:span></text:p>
      <text:p text:style-name="P10"/>
      <text:p text:style-name="P28">O sistema tem como objetivo o gerenciamento de mídia através do compartilhamento com a comunidade adepta do mesmo. <text:span text:style-name="T2">Por isso, permite a seus usuários a criar postagens, <text:s/>convidar outros usuários, seguir e ser seguido por amigos, vincular conta com outras, criar um perfil comercial para negócios dentre outras funcionalidades.</text:span></text:p>
      <text:p text:style-name="P28"/>
      <text:p text:style-name="P11"><text:span text:style-name="T1">1.3 Defição e abreviações</text:span></text:p>
      <text:p text:style-name="P11"/>
      <text:p text:style-name="P29"><text:span text:style-name="T2">As definições que serão abordadas no documento</text:span></text:p>
      <text:p text:style-name="P29"><text:span text:style-name="T2">Abreviações:</text:span></text:p>
      <text:p text:style-name="P29"><text:span text:style-name="T2"><text:tab/>RF – Requisito Funcional<text:tab/></text:span></text:p>
      <text:p text:style-name="P29"/>
      <text:p text:style-name="P13"><text:span text:style-name="T9">1.4</text:span>. Visão geral do Documento</text:p>
      <text:p text:style-name="P13"/>
      <text:p text:style-name="P30">Este documento apresenta uma descrição simplificada do sistema e logo após descr<text:span text:style-name="T12">e</text:span>ve suas principais funcionalidades e requisitos funcionais.</text:p>
      <text:p text:style-name="P30"/>
      <text:p text:style-name="P27"><text:span text:style-name="T9">2. Descrição Geral</text:span></text:p>
      <text:p text:style-name="P27"/>
      <text:p text:style-name="P31">O sistema Perfline possui em sua análise a criação de contas por usuários que queiram compartilhar conteúdo de mídia como imagens de seu dia a dia, por exemplo. Além disso, permite <text:span text:style-name="T3">o usuário</text:span> <text:span text:style-name="T3">conhecer outros, sendo esse <text:s/>um dos <text:s/>principais objetivos do sistema, ou seja, <text:s/>o compartilhamento de ideias.</text:span> </text:p>
      <text:p text:style-name="P18"/>
      <text:p text:style-name="P25"><text:span text:style-name="T9">3. Requisitos</text:span></text:p>
      <text:p text:style-name="P25"/>
      <text:p text:style-name="P14">3.1. Requesitos funcionais</text:p>
      <text:p text:style-name="P20"/>
      <text:p text:style-name="P20">RF.1: Cadastro de Usuário</text:p>
      <text:p text:style-name="P20"/>
      <text:p text:style-name="P32">Descrição: <text:span text:style-name="T5">O próprio usuário pade efetuar sua incrição de duas maneiras. A primeira, é vincular-se a uma conta externa como por exemplo, o Facebook. A segunda , é preencher um formulário com seus dados.</text:span></text:p>
      <text:p text:style-name="P33">Entrada: Para a primeira opição já citada, basta que o usuário tenha uma conta externa. Para a segunda opição, os dados necessários são nome, sobrenome, nome de usuário e e-mail.</text:p>
      <text:p text:style-name="P33">Processo: O cadastro será incluído no banco de dados do sistema.</text:p>
      <text:p text:style-name="P33">Saída: Mensagem de confirmação, se a operação for bem sucedida. Caso contrário, a mensagem será de erro.</text:p>
      <text:p text:style-name="P33"/>
      <text:p text:style-name="P24"><text:bookmark-start text:name="__DdeLink__4_1725479971"/>RF.2: Mod<text:span text:style-name="T12">i</text:span>ficação de Cadastro de Usuário</text:p>
      <text:p text:style-name="P34"><text:span text:style-name="T4">Descrição: O usuário poderá alterar campos de sua conta quando lhe for necessário.</text:span></text:p>
      <text:p text:style-name="P33"><text:soft-page-break/>Entrada: <text:span text:style-name="T6">Campo desejado e o novo dado.</text:span></text:p>
      <text:p text:style-name="P33">Processo: <text:span text:style-name="T6">Será realizado a atualização no banco de dados do sistema</text:span></text:p>
      <text:p text:style-name="P35">Saída: <text:s/>Mensagem de confirmação, se a operação for bem sucedida. Caso contrário, a mensagem será de erro.<text:bookmark-end text:name="__DdeLink__4_1725479971"/></text:p>
      <text:p text:style-name="P35"/>
      <text:p text:style-name="P23">RF.<text:span text:style-name="T6">3</text:span>: <text:span text:style-name="T6">Desativação da Conta do Usuário</text:span></text:p>
      <text:p text:style-name="P35"><text:span text:style-name="T4">Descrição: O usuário poderá desativar sua conta quando lhe for necessário.</text:span></text:p>
      <text:p text:style-name="P35">Entrada: <text:span text:style-name="T6">Alterar campo ativada para desetivada.</text:span></text:p>
      <text:p text:style-name="P35">Processo: <text:span text:style-name="T6">Será realizado a atualização no banco de dados do sistema e a desativação da conta do usuário até que o mesmo queira ativa-la novamente.</text:span></text:p>
      <text:p text:style-name="P35">Saída: <text:s/>Mensagem de confirmação, se a operação for bem sucedida. Caso contrário, a mensagem será de erro.</text:p>
      <text:p text:style-name="P35"/>
      <text:p text:style-name="P23">RF.<text:span text:style-name="T6">4</text:span>: <text:span text:style-name="T7">Recuperar Senha</text:span> <text:s text:c="2"/></text:p>
      <text:p text:style-name="P35"><text:span text:style-name="T4">Descrição: O usuário poderá recuperar a senha de sua conta quando lhe for necessário. <text:s text:c="6"/></text:span>Entrada: <text:span text:style-name="T7">Nova senha.</text:span></text:p>
      <text:p text:style-name="P35">Processo: <text:span text:style-name="T7">Será enviado um código de confirmação para um dispositivo vinculado a conta no momento do cadastro</text:span>. <text:span text:style-name="T7">Caso a confirmação do código, será realizado a atualização no banco de dados do sistema</text:span></text:p>
      <text:p text:style-name="P35">Saída: <text:s/>Mensagem de confirmação, se a operação for bem sucedida. Caso contrário, a mensagem será de erro.</text:p>
      <text:p text:style-name="P35"/>
      <text:p text:style-name="P22">RF.<text:span text:style-name="T7">5</text:span>: <text:span text:style-name="T7">Criar Postagens<text:tab/></text:span></text:p>
      <text:p text:style-name="P36"><text:span text:style-name="T7">Descrição: O usuário poderá criar postagens apartir de sua conta quando lhe for necessário.</text:span></text:p>
      <text:p text:style-name="P36">Entrada: <text:span text:style-name="T8">Poderá incluir imagens, textos e ícones.<text:tab/></text:span></text:p>
      <text:p text:style-name="P34">Processo: <text:span text:style-name="T8">Será incluído <text:s/>no banco de dados do sistema</text:span></text:p>
      <text:p text:style-name="P34">Saída: <text:s/>Mensagem de confirmação, se a operação for bem sucedida. Caso contrário, a <text:s/>mensagem será de erro.</text:p>
      <text:p text:style-name="P21"><text:tab/><text:tab/></text:p>
      <text:p text:style-name="P21"/>
      <text:list xml:id="list5264866859678600438" text:style-name="L2">
        <text:list-item>
          <text:list>
            <text:list-item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2:11:43.457503455</meta:creation-date>
    <dc:date>2017-10-01T15:48:48.935717436</dc:date>
    <meta:editing-duration>PT31M32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4" meta:paragraph-count="56" meta:word-count="573" meta:character-count="3669" meta:non-whitespace-character-count="3122"/>
  </office:meta>
</office:document-meta>
</file>